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0.9028in"/>
    </style:style>
    <style:style style:name="co4" style:family="table-column">
      <style:table-column-properties fo:break-before="auto" style:column-width="1.207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Model</text:p>
          </table:table-cell>
          <table:table-cell table:style-name="ce1" office:value-type="string">
            <text:p>Property</text:p>
          </table:table-cell>
          <table:table-cell table:style-name="ce1" office:value-type="string">
            <text:p>Theta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Beta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Budget</text:p>
          </table:table-cell>
          <table:table-cell table:style-name="ce1" office:value-type="string">
            <text:p>Result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Simulations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Max Proba Prism</text:p>
          </table:table-cell>
        </table:table-row>
        <table:table-row table:style-name="ro2">
          <table:table-cell office:value-type="string">
            <text:p>Wlan5</text:p>
          </table:table-cell>
          <table:table-cell office:value-type="string">
            <text:p>F&lt;=100 col=2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string">
            <text:p>Undecided</text:p>
          </table:table-cell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  <table:table-cell office:value-type="string">
            <text:p>0.177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5</text:p>
          </table:table-cell>
          <table:table-cell office:value-type="string">
            <text:p>F&lt;=100 col=2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float" office:value="1826">
            <text:p>1826</text:p>
          </table:table-cell>
          <table:table-cell office:value-type="string">
            <text:p>0.796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5</text:p>
          </table:table-cell>
          <table:table-cell office:value-type="string">
            <text:p>F&lt;=100 col=2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float" office:value="4357">
            <text:p>4357</text:p>
          </table:table-cell>
          <table:table-cell office:value-type="string">
            <text:p>1.827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5</text:p>
          </table:table-cell>
          <table:table-cell office:value-type="string">
            <text:p>F&lt;=100 col=2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Undecided</text:p>
          </table:table-cell>
          <table:table-cell office:value-type="float" office:value="5">
            <text:p>5</text:p>
          </table:table-cell>
          <table:table-cell office:value-type="float" office:value="2440">
            <text:p>2440</text:p>
          </table:table-cell>
          <table:table-cell office:value-type="string">
            <text:p>1.47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5</text:p>
          </table:table-cell>
          <table:table-cell office:value-type="string">
            <text:p>F&lt;=100 col=2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float" office:value="6367">
            <text:p>6367</text:p>
          </table:table-cell>
          <table:table-cell office:value-type="string">
            <text:p>2.615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5</text:p>
          </table:table-cell>
          <table:table-cell office:value-type="string">
            <text:p>F&lt;=100 col=2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0">
            <text:p>5000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float" office:value="21464">
            <text:p>21464</text:p>
          </table:table-cell>
          <table:table-cell office:value-type="string">
            <text:p>8.629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5</text:p>
          </table:table-cell>
          <table:table-cell office:value-type="string">
            <text:p>F&lt;=100 col=2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Undecided</text:p>
          </table:table-cell>
          <table:table-cell office:value-type="float" office:value="6">
            <text:p>6</text:p>
          </table:table-cell>
          <table:table-cell office:value-type="float" office:value="3000">
            <text:p>3000</text:p>
          </table:table-cell>
          <table:table-cell office:value-type="string">
            <text:p>1.291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5</text:p>
          </table:table-cell>
          <table:table-cell office:value-type="string">
            <text:p>F&lt;=100 col=2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table:style-name="ce2" office:value-type="string">
            <text:p>False</text:p>
          </table:table-cell>
          <table:table-cell office:value-type="float" office:value="7">
            <text:p>7</text:p>
          </table:table-cell>
          <table:table-cell office:value-type="float" office:value="6955">
            <text:p>6955</text:p>
          </table:table-cell>
          <table:table-cell office:value-type="string">
            <text:p>2.864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5</text:p>
          </table:table-cell>
          <table:table-cell office:value-type="string">
            <text:p>F&lt;=100 col=2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0">
            <text:p>5000</text:p>
          </table:table-cell>
          <table:table-cell table:style-name="ce2" office:value-type="string">
            <text:p>False</text:p>
          </table:table-cell>
          <table:table-cell office:value-type="float" office:value="9">
            <text:p>9</text:p>
          </table:table-cell>
          <table:table-cell office:value-type="float" office:value="44812">
            <text:p>44812</text:p>
          </table:table-cell>
          <table:table-cell office:value-type="string">
            <text:p>17.784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5</text:p>
          </table:table-cell>
          <table:table-cell office:value-type="string">
            <text:p>F&lt;=100 col=2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Undecided</text:p>
          </table:table-cell>
          <table:table-cell office:value-type="float" office:value="6">
            <text:p>6</text:p>
          </table:table-cell>
          <table:table-cell office:value-type="float" office:value="2968">
            <text:p>2968</text:p>
          </table:table-cell>
          <table:table-cell office:value-type="string">
            <text:p>1.293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5</text:p>
          </table:table-cell>
          <table:table-cell office:value-type="string">
            <text:p>F&lt;=100 col=2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table:style-name="ce2" office:value-type="string">
            <text:p>False</text:p>
          </table:table-cell>
          <table:table-cell office:value-type="float" office:value="7">
            <text:p>7</text:p>
          </table:table-cell>
          <table:table-cell office:value-type="float" office:value="6953">
            <text:p>6953</text:p>
          </table:table-cell>
          <table:table-cell office:value-type="string">
            <text:p>2.862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5</text:p>
          </table:table-cell>
          <table:table-cell office:value-type="string">
            <text:p>F&lt;=100 col=2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0">
            <text:p>5000</text:p>
          </table:table-cell>
          <table:table-cell table:style-name="ce2" office:value-type="string">
            <text:p>False</text:p>
          </table:table-cell>
          <table:table-cell office:value-type="float" office:value="8">
            <text:p>8</text:p>
          </table:table-cell>
          <table:table-cell office:value-type="float" office:value="39785">
            <text:p>39785</text:p>
          </table:table-cell>
          <table:table-cell office:value-type="string">
            <text:p>15.961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5</text:p>
          </table:table-cell>
          <table:table-cell office:value-type="string">
            <text:p>F&lt;=100 col=2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string">
            <text:p>Undecided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string">
            <text:p>0.229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5</text:p>
          </table:table-cell>
          <table:table-cell office:value-type="string">
            <text:p>F&lt;=100 col=2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table:style-name="ce2" office:value-type="string">
            <text:p>False</text:p>
          </table:table-cell>
          <table:table-cell office:value-type="float" office:value="6">
            <text:p>6</text:p>
          </table:table-cell>
          <table:table-cell office:value-type="float" office:value="2988">
            <text:p>2988</text:p>
          </table:table-cell>
          <table:table-cell office:value-type="string">
            <text:p>1.257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5</text:p>
          </table:table-cell>
          <table:table-cell office:value-type="string">
            <text:p>F&lt;=100 col=2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table:style-name="ce2" office:value-type="string">
            <text:p>False</text:p>
          </table:table-cell>
          <table:table-cell office:value-type="float" office:value="6">
            <text:p>6</text:p>
          </table:table-cell>
          <table:table-cell office:value-type="float" office:value="5984">
            <text:p>5984</text:p>
          </table:table-cell>
          <table:table-cell office:value-type="string">
            <text:p>2.497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Wlan6</text:p>
          </table:table-cell>
          <table:table-cell office:value-type="string">
            <text:p>F&lt;=100 col=2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string">
            <text:p>Undecided</text:p>
          </table:table-cell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  <table:table-cell office:value-type="string">
            <text:p>0.181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6</text:p>
          </table:table-cell>
          <table:table-cell office:value-type="string">
            <text:p>F&lt;=100 col=2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float" office:value="2359">
            <text:p>2359</text:p>
          </table:table-cell>
          <table:table-cell office:value-type="string">
            <text:p>1.33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6</text:p>
          </table:table-cell>
          <table:table-cell office:value-type="string">
            <text:p>F&lt;=100 col=2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float" office:value="3147">
            <text:p>3147</text:p>
          </table:table-cell>
          <table:table-cell office:value-type="string">
            <text:p>1.347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6</text:p>
          </table:table-cell>
          <table:table-cell office:value-type="string">
            <text:p>F&lt;=100 col=2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Undecided</text:p>
          </table:table-cell>
          <table:table-cell office:value-type="float" office:value="5">
            <text:p>5</text:p>
          </table:table-cell>
          <table:table-cell office:value-type="float" office:value="2445">
            <text:p>2445</text:p>
          </table:table-cell>
          <table:table-cell office:value-type="string">
            <text:p>1.61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6</text:p>
          </table:table-cell>
          <table:table-cell office:value-type="string">
            <text:p>F&lt;=100 col=2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float" office:value="5339">
            <text:p>5339</text:p>
          </table:table-cell>
          <table:table-cell office:value-type="string">
            <text:p>2.239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6</text:p>
          </table:table-cell>
          <table:table-cell office:value-type="string">
            <text:p>F&lt;=100 col=2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0">
            <text:p>5000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float" office:value="26189">
            <text:p>26189</text:p>
          </table:table-cell>
          <table:table-cell office:value-type="string">
            <text:p>10.635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6</text:p>
          </table:table-cell>
          <table:table-cell office:value-type="string">
            <text:p>F&lt;=100 col=2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Undecided</text:p>
          </table:table-cell>
          <table:table-cell office:value-type="float" office:value="6">
            <text:p>6</text:p>
          </table:table-cell>
          <table:table-cell office:value-type="float" office:value="2983">
            <text:p>2983</text:p>
          </table:table-cell>
          <table:table-cell office:value-type="string">
            <text:p>1.315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6</text:p>
          </table:table-cell>
          <table:table-cell office:value-type="string">
            <text:p>F&lt;=100 col=2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Undecided</text:p>
          </table:table-cell>
          <table:table-cell office:value-type="float" office:value="7">
            <text:p>7</text:p>
          </table:table-cell>
          <table:table-cell office:value-type="float" office:value="6962">
            <text:p>6962</text:p>
          </table:table-cell>
          <table:table-cell office:value-type="string">
            <text:p>2.929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6</text:p>
          </table:table-cell>
          <table:table-cell office:value-type="string">
            <text:p>F&lt;=100 col=2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2000">
            <text:p>2000</text:p>
          </table:table-cell>
          <table:table-cell table:style-name="ce2" office:value-type="string">
            <text:p>False</text:p>
          </table:table-cell>
          <table:table-cell office:value-type="float" office:value="8">
            <text:p>8</text:p>
          </table:table-cell>
          <table:table-cell office:value-type="float" office:value="15992">
            <text:p>15992</text:p>
          </table:table-cell>
          <table:table-cell office:value-type="string">
            <text:p>6.539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6</text:p>
          </table:table-cell>
          <table:table-cell office:value-type="string">
            <text:p>F&lt;=100 col=2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0">
            <text:p>5000</text:p>
          </table:table-cell>
          <table:table-cell table:style-name="ce2" office:value-type="string">
            <text:p>False</text:p>
          </table:table-cell>
          <table:table-cell office:value-type="float" office:value="9">
            <text:p>9</text:p>
          </table:table-cell>
          <table:table-cell office:value-type="float" office:value="44847">
            <text:p>44847</text:p>
          </table:table-cell>
          <table:table-cell office:value-type="string">
            <text:p>18.98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6</text:p>
          </table:table-cell>
          <table:table-cell office:value-type="string">
            <text:p>F&lt;=100 col=2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string">
            <text:p>Undecided</text:p>
          </table:table-cell>
          <table:table-cell office:value-type="float" office:value="4">
            <text:p>4</text:p>
          </table:table-cell>
          <table:table-cell office:value-type="float" office:value="397">
            <text:p>397</text:p>
          </table:table-cell>
          <table:table-cell office:value-type="string">
            <text:p>0.211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6</text:p>
          </table:table-cell>
          <table:table-cell office:value-type="string">
            <text:p>F&lt;=100 col=2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False</text:p>
          </table:table-cell>
          <table:table-cell office:value-type="float" office:value="6">
            <text:p>6</text:p>
          </table:table-cell>
          <table:table-cell office:value-type="float" office:value="3000">
            <text:p>3000</text:p>
          </table:table-cell>
          <table:table-cell office:value-type="string">
            <text:p>1.269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6</text:p>
          </table:table-cell>
          <table:table-cell office:value-type="string">
            <text:p>F&lt;=100 col=2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table:style-name="ce2" office:value-type="string">
            <text:p>False</text:p>
          </table:table-cell>
          <table:table-cell office:value-type="float" office:value="7">
            <text:p>7</text:p>
          </table:table-cell>
          <table:table-cell office:value-type="float" office:value="6945">
            <text:p>6945</text:p>
          </table:table-cell>
          <table:table-cell office:value-type="string">
            <text:p>2.855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6</text:p>
          </table:table-cell>
          <table:table-cell office:value-type="string">
            <text:p>F&lt;=100 col=2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string">
            <text:p>Undecided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string">
            <text:p>0.221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6</text:p>
          </table:table-cell>
          <table:table-cell office:value-type="string">
            <text:p>F&lt;=100 col=2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table:style-name="ce2" office:value-type="string">
            <text:p>False</text:p>
          </table:table-cell>
          <table:table-cell office:value-type="float" office:value="6">
            <text:p>6</text:p>
          </table:table-cell>
          <table:table-cell office:value-type="float" office:value="2984">
            <text:p>2984</text:p>
          </table:table-cell>
          <table:table-cell office:value-type="string">
            <text:p>1.279s</text:p>
          </table:table-cell>
          <table:table-cell office:value-type="float" office:value="0.183">
            <text:p>0.183</text:p>
          </table:table-cell>
        </table:table-row>
        <table:table-row table:style-name="ro2">
          <table:table-cell office:value-type="string">
            <text:p>Wlan6</text:p>
          </table:table-cell>
          <table:table-cell office:value-type="string">
            <text:p>F&lt;=100 col=2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table:style-name="ce2" office:value-type="string">
            <text:p>False</text:p>
          </table:table-cell>
          <table:table-cell office:value-type="float" office:value="6">
            <text:p>6</text:p>
          </table:table-cell>
          <table:table-cell office:value-type="float" office:value="5984">
            <text:p>5984</text:p>
          </table:table-cell>
          <table:table-cell office:value-type="string">
            <text:p>2.431s</text:p>
          </table:table-cell>
          <table:table-cell office:value-type="float" office:value="0.183">
            <text:p>0.183</text:p>
          </table:table-cell>
        </table:table-row>
        <table:table-row table:style-name="ro2" table:number-rows-repeated="104854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-MARIE TRAONOUEZ</meta:initial-creator>
    <meta:creation-date>2014-08-25T15:31:49</meta:creation-date>
    <dc:date>2014-08-25T16:23:16</dc:date>
    <dc:creator>LOUIS-MARIE TRAONOUEZ</dc:creator>
    <meta:editing-duration>PT48M45S</meta:editing-duration>
    <meta:editing-cycles>95</meta:editing-cycles>
    <meta:generator>LibreOffice/3.5$Linux_X86_64 LibreOffice_project/350m1$Build-2</meta:generator>
    <meta:document-statistic meta:table-count="3" meta:cell-count="384" meta:object-count="0"/>
  </office:meta>
</office:document-meta>
</file>